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style-name="ce7" office:value-type="string" calcext:value-type="string">
            <text:p>Common Name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eight [kg]</text:p>
          </table:table-cell>
          <table:table-cell table:style-name="ce7" office:value-type="string" calcext:value-type="string">
            <text:p>Length [m]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Uopt [m/s]</text:p>
          </table:table-cell>
          <table:table-cell table:style-name="ce8" office:value-type="string" calcext:value-type="string">
            <text:p>Re</text:p>
          </table:table-cell>
          <table:table-cell table:style-name="ce7" office:value-type="string" calcext:value-type="string">
            <text:p>COTopt [J/Nm]</text:p>
          </table:table-cell>
          <table:table-cell table:style-name="ce7" office:value-type="string" calcext:value-type="string">
            <text:p>COTopt [J/kgm]</text:p>
          </table:table-cell>
          <table:table-cell table:style-name="ce7" office:value-type="string" calcext:value-type="string">
            <text:p>COTopt [J/m]</text:p>
          </table:table-cell>
          <table:table-cell table:style-name="ce7" office:value-type="string" calcext:value-type="string">
            <text:p>COTopt [J]</text:p>
          </table:table-cell>
          <table:table-cell table:style-name="ce7" office:value-type="string" calcext:value-type="string">
            <text:p>GCOTLW</text:p>
          </table:table-cell>
          <table:table-cell table:style-name="ce7" office:value-type="string" calcext:value-type="string">
            <text:p>GCOTuW</text:p>
          </table:table-cell>
          <table:table-cell table:style-name="ce7" office:value-type="string" calcext:value-type="string">
            <text:p>NCOT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03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9" calcext:value-type="float">
            <text:p>2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05" calcext:value-type="float">
            <text:p>0.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21" calcext:value-type="float">
            <text:p>0.21</text:p>
          </table:table-cell>
          <table:table-cell office:value-type="float" office:value="27000" calcext:value-type="float">
            <text:p>2.70E+04</text:p>
          </table:table-cell>
          <table:table-cell office:value-type="float" office:value="0.67" calcext:value-type="float">
            <text:p>0.67</text:p>
          </table:table-cell>
          <table:table-cell table:formula="of:=[.O2]/[.F2]" office:value-type="float" office:value="6.5727" calcext:value-type="float">
            <text:p>6.5727</text:p>
          </table:table-cell>
          <table:table-cell table:formula="of:=[.M2]*[.F2]*9.81" office:value-type="float" office:value="0.05455341" calcext:value-type="float">
            <text:p>0.05455341</text:p>
          </table:table-cell>
          <table:table-cell table:formula="of:=[.O2]*[.G2]" office:value-type="float" office:value="0.00572810805" calcext:value-type="float">
            <text:p>0.00572810805</text:p>
          </table:table-cell>
          <table:table-cell table:formula="of:=[.M2]*[.G2]*[.F2]*9.81" office:value-type="float" office:value="0.00572810805" calcext:value-type="float">
            <text:p>0.00572810805</text:p>
          </table:table-cell>
          <table:table-cell table:formula="of:=[.M2]*[.K2]*[.F2]*9.81" office:value-type="float" office:value="0.0114562161" calcext:value-type="float">
            <text:p>0.0114562161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7" calcext:value-type="float">
            <text:p>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150000" calcext:value-type="float">
            <text:p>1.50E+05</text:p>
          </table:table-cell>
          <table:table-cell office:value-type="float" office:value="0.23" calcext:value-type="float">
            <text:p>0.23</text:p>
          </table:table-cell>
          <table:table-cell table:formula="of:=[.O3]/[.F3]" office:value-type="float" office:value="2.2563" calcext:value-type="float">
            <text:p>2.2563</text:p>
          </table:table-cell>
          <table:table-cell table:formula="of:=[.M3]*[.F3]*9.81" office:value-type="float" office:value="0.8212932" calcext:value-type="float">
            <text:p>0.8212932</text:p>
          </table:table-cell>
          <table:table-cell table:formula="of:=[.O3]*[.G3]" office:value-type="float" office:value="0.2808822744" calcext:value-type="float">
            <text:p>0.2808822744</text:p>
          </table:table-cell>
          <table:table-cell table:formula="of:=[.M3]*[.G3]*[.F3]*9.81" office:value-type="float" office:value="0.2808822744" calcext:value-type="float">
            <text:p>0.2808822744</text:p>
          </table:table-cell>
          <table:table-cell table:formula="of:=[.M3]*[.K3]*[.F3]*9.81" office:value-type="float" office:value="0.377794872" calcext:value-type="float">
            <text:p>0.377794872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16" calcext:value-type="float">
            <text:p>0.16</text:p>
          </table:table-cell>
          <table:table-cell table:formula="of:=[.O4]/[.F4]" office:value-type="float" office:value="1.5696" calcext:value-type="float">
            <text:p>1.5696</text:p>
          </table:table-cell>
          <table:table-cell table:formula="of:=[.M4]*[.F4]*9.81" office:value-type="float" office:value="0.02966544" calcext:value-type="float">
            <text:p>0.02966544</text:p>
          </table:table-cell>
          <table:table-cell table:formula="of:=[.O4]*[.G4]" office:value-type="float" office:value="0.0040048344" calcext:value-type="float">
            <text:p>0.0040048344</text:p>
          </table:table-cell>
          <table:table-cell table:formula="of:=[.M4]*[.G4]*[.F4]*9.81" office:value-type="float" office:value="0.0040048344" calcext:value-type="float">
            <text:p>0.0040048344</text:p>
          </table:table-cell>
          <table:table-cell table:formula="of:=[.M4]*[.K4]*[.F4]*9.81" office:value-type="float" office:value="0.0038565072" calcext:value-type="float">
            <text:p>0.003856507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2" calcext:value-type="float">
            <text:p>0.2</text:p>
          </table:table-cell>
          <table:table-cell table:formula="of:=[.O5]/[.F5]" office:value-type="float" office:value="1.962" calcext:value-type="float">
            <text:p>1.962</text:p>
          </table:table-cell>
          <table:table-cell table:formula="of:=[.M5]*[.F5]*9.81" office:value-type="float" office:value="0.1962" calcext:value-type="float">
            <text:p>0.1962</text:p>
          </table:table-cell>
          <table:table-cell table:formula="of:=[.O5]*[.G5]" office:value-type="float" office:value="0.044145" calcext:value-type="float">
            <text:p>0.044145</text:p>
          </table:table-cell>
          <table:table-cell table:formula="of:=[.M5]*[.G5]*[.F5]*9.81" office:value-type="float" office:value="0.044145" calcext:value-type="float">
            <text:p>0.044145</text:p>
          </table:table-cell>
          <table:table-cell table:formula="of:=[.M5]*[.K5]*[.F5]*9.81" office:value-type="float" office:value="0.135378" calcext:value-type="float">
            <text:p>0.135378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73000" calcext:value-type="float">
            <text:p>7.30E+04</text:p>
          </table:table-cell>
          <table:table-cell office:value-type="float" office:value="0.29" calcext:value-type="float">
            <text:p>0.29</text:p>
          </table:table-cell>
          <table:table-cell table:formula="of:=[.O6]/[.F6]" office:value-type="float" office:value="2.8449" calcext:value-type="float">
            <text:p>2.8449</text:p>
          </table:table-cell>
          <table:table-cell table:formula="of:=[.M6]*[.F6]*9.81" office:value-type="float" office:value="0.7510536" calcext:value-type="float">
            <text:p>0.7510536</text:p>
          </table:table-cell>
          <table:table-cell table:formula="of:=[.O6]*[.G6]" office:value-type="float" office:value="0.2193076512" calcext:value-type="float">
            <text:p>0.2193076512</text:p>
          </table:table-cell>
          <table:table-cell table:formula="of:=[.M6]*[.G6]*[.F6]*9.81" office:value-type="float" office:value="0.2193076512" calcext:value-type="float">
            <text:p>0.2193076512</text:p>
          </table:table-cell>
          <table:table-cell table:formula="of:=[.M6]*[.K6]*[.F6]*9.81" office:value-type="float" office:value="0.210295008" calcext:value-type="float">
            <text:p>0.21029500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8000" calcext:value-type="float">
            <text:p>4.80E+04</text:p>
          </table:table-cell>
          <table:table-cell office:value-type="float" office:value="0.22" calcext:value-type="float">
            <text:p>0.22</text:p>
          </table:table-cell>
          <table:table-cell table:formula="of:=[.O7]/[.F7]" office:value-type="float" office:value="2.1582" calcext:value-type="float">
            <text:p>2.1582</text:p>
          </table:table-cell>
          <table:table-cell table:formula="of:=[.M7]*[.F7]*9.81" office:value-type="float" office:value="0.3366792" calcext:value-type="float">
            <text:p>0.3366792</text:p>
          </table:table-cell>
          <table:table-cell table:formula="of:=[.O7]*[.G7]" office:value-type="float" office:value="0.0834964416" calcext:value-type="float">
            <text:p>0.0834964416</text:p>
          </table:table-cell>
          <table:table-cell table:formula="of:=[.M7]*[.G7]*[.F7]*9.81" office:value-type="float" office:value="0.0834964416" calcext:value-type="float">
            <text:p>0.0834964416</text:p>
          </table:table-cell>
          <table:table-cell table:formula="of:=[.M7]*[.K7]*[.F7]*9.81" office:value-type="float" office:value="0.0841698" calcext:value-type="float">
            <text:p>0.0841698</text:p>
          </table:table-cell>
          <table:table-cell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63000" calcext:value-type="float">
            <text:p>6.30E+04</text:p>
          </table:table-cell>
          <table:table-cell office:value-type="float" office:value="0.14" calcext:value-type="float">
            <text:p>0.14</text:p>
          </table:table-cell>
          <table:table-cell table:formula="of:=[.O8]/[.F8]" office:value-type="float" office:value="1.3734" calcext:value-type="float">
            <text:p>1.3734</text:p>
          </table:table-cell>
          <table:table-cell table:formula="of:=[.M8]*[.F8]*9.81" office:value-type="float" office:value="0.13734" calcext:value-type="float">
            <text:p>0.13734</text:p>
          </table:table-cell>
          <table:table-cell table:formula="of:=[.O8]*[.G8]" office:value-type="float" office:value="0.020601" calcext:value-type="float">
            <text:p>0.020601</text:p>
          </table:table-cell>
          <table:table-cell table:formula="of:=[.M8]*[.G8]*[.F8]*9.81" office:value-type="float" office:value="0.020601" calcext:value-type="float">
            <text:p>0.020601</text:p>
          </table:table-cell>
          <table:table-cell table:formula="of:=[.M8]*[.K8]*[.F8]*9.81" office:value-type="float" office:value="0.0659232" calcext:value-type="float">
            <text:p>0.0659232</text:p>
          </table:table-cell>
          <table:table-cell office:value-type="float" office:value="0.13" calcext:value-type="float">
            <text:p>0.1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5000" calcext:value-type="float">
            <text:p>2.50E+04</text:p>
          </table:table-cell>
          <table:table-cell office:value-type="float" office:value="0.4" calcext:value-type="float">
            <text:p>0.4</text:p>
          </table:table-cell>
          <table:table-cell table:formula="of:=[.O9]/[.F9]" office:value-type="float" office:value="3.924" calcext:value-type="float">
            <text:p>3.924</text:p>
          </table:table-cell>
          <table:table-cell table:formula="of:=[.M9]*[.F9]*9.81" office:value-type="float" office:value="0.033354" calcext:value-type="float">
            <text:p>0.033354</text:p>
          </table:table-cell>
          <table:table-cell table:formula="of:=[.O9]*[.G9]" office:value-type="float" office:value="0.0033354" calcext:value-type="float">
            <text:p>0.0033354</text:p>
          </table:table-cell>
          <table:table-cell table:formula="of:=[.M9]*[.G9]*[.F9]*9.81" office:value-type="float" office:value="0.0033354" calcext:value-type="float">
            <text:p>0.0033354</text:p>
          </table:table-cell>
          <table:table-cell table:formula="of:=[.M9]*[.K9]*[.F9]*9.81" office:value-type="float" office:value="0.00933912" calcext:value-type="float">
            <text:p>0.0093391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24" calcext:value-type="float">
            <text:p>0.24</text:p>
          </table:table-cell>
          <table:table-cell table:formula="of:=[.O10]/[.F10]" office:value-type="float" office:value="2.3544" calcext:value-type="float">
            <text:p>2.3544</text:p>
          </table:table-cell>
          <table:table-cell table:formula="of:=[.M10]*[.F10]*9.81" office:value-type="float" office:value="0.129492" calcext:value-type="float">
            <text:p>0.129492</text:p>
          </table:table-cell>
          <table:table-cell table:formula="of:=[.O10]*[.G10]" office:value-type="float" office:value="0.024344496" calcext:value-type="float">
            <text:p>0.024344496</text:p>
          </table:table-cell>
          <table:table-cell table:formula="of:=[.M10]*[.G10]*[.F10]*9.81" office:value-type="float" office:value="0.024344496" calcext:value-type="float">
            <text:p>0.024344496</text:p>
          </table:table-cell>
          <table:table-cell table:formula="of:=[.M10]*[.K10]*[.F10]*9.81" office:value-type="float" office:value="0.04014252" calcext:value-type="float">
            <text:p>0.04014252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2.25" calcext:value-type="float">
            <text:p>2.25</text:p>
          </table:table-cell>
          <table:table-cell office:value-type="float" office:value="25000000" calcext:value-type="float">
            <text:p>2.50E+07</text:p>
          </table:table-cell>
          <table:table-cell office:value-type="float" office:value="0.04" calcext:value-type="float">
            <text:p>0.04</text:p>
          </table:table-cell>
          <table:table-cell table:formula="of:=[.O11]/[.F11]" office:value-type="float" office:value="0.3924" calcext:value-type="float">
            <text:p>0.3924</text:p>
          </table:table-cell>
          <table:table-cell table:formula="of:=[.M11]*[.F11]*9.81" office:value-type="float" office:value="5886" calcext:value-type="float">
            <text:p>5886</text:p>
          </table:table-cell>
          <table:table-cell table:formula="of:=[.O11]*[.G11]" office:value-type="float" office:value="67689" calcext:value-type="float">
            <text:p>67689</text:p>
          </table:table-cell>
          <table:table-cell table:formula="of:=[.M11]*[.G11]*[.F11]*9.81" office:value-type="float" office:value="67689" calcext:value-type="float">
            <text:p>67689</text:p>
          </table:table-cell>
          <table:table-cell table:formula="of:=[.M11]*[.K11]*[.F11]*9.81" office:value-type="float" office:value="13243.5" calcext:value-type="float">
            <text:p>13243.5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.80E+04</text:p>
          </table:table-cell>
          <table:table-cell office:value-type="float" office:value="0.32" calcext:value-type="float">
            <text:p>0.32</text:p>
          </table:table-cell>
          <table:table-cell table:formula="of:=[.O12]/[.F12]" office:value-type="float" office:value="3.1392" calcext:value-type="float">
            <text:p>3.1392</text:p>
          </table:table-cell>
          <table:table-cell table:formula="of:=[.M12]*[.F12]*9.81" office:value-type="float" office:value="0.6655104" calcext:value-type="float">
            <text:p>0.6655104</text:p>
          </table:table-cell>
          <table:table-cell table:formula="of:=[.O12]*[.G12]" office:value-type="float" office:value="0.1690396416" calcext:value-type="float">
            <text:p>0.1690396416</text:p>
          </table:table-cell>
          <table:table-cell table:formula="of:=[.M12]*[.G12]*[.F12]*9.81" office:value-type="float" office:value="0.1690396416" calcext:value-type="float">
            <text:p>0.1690396416</text:p>
          </table:table-cell>
          <table:table-cell table:formula="of:=[.M12]*[.K12]*[.F12]*9.81" office:value-type="float" office:value="0.286169472" calcext:value-type="float">
            <text:p>0.2861694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120000" calcext:value-type="float">
            <text:p>1.20E+05</text:p>
          </table:table-cell>
          <table:table-cell office:value-type="float" office:value="0.36" calcext:value-type="float">
            <text:p>0.36</text:p>
          </table:table-cell>
          <table:table-cell table:formula="of:=[.O13]/[.F13]" office:value-type="float" office:value="3.5316" calcext:value-type="float">
            <text:p>3.5316</text:p>
          </table:table-cell>
          <table:table-cell table:formula="of:=[.M13]*[.F13]*9.81" office:value-type="float" office:value="0.79461" calcext:value-type="float">
            <text:p>0.79461</text:p>
          </table:table-cell>
          <table:table-cell table:formula="of:=[.O13]*[.G13]" office:value-type="float" office:value="0.20183094" calcext:value-type="float">
            <text:p>0.20183094</text:p>
          </table:table-cell>
          <table:table-cell table:formula="of:=[.M13]*[.G13]*[.F13]*9.81" office:value-type="float" office:value="0.20183094" calcext:value-type="float">
            <text:p>0.20183094</text:p>
          </table:table-cell>
          <table:table-cell table:formula="of:=[.M13]*[.K13]*[.F13]*9.81" office:value-type="float" office:value="0.4052511" calcext:value-type="float">
            <text:p>0.40525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3000" calcext:value-type="float">
            <text:p>8.30E+04</text:p>
          </table:table-cell>
          <table:table-cell office:value-type="float" office:value="0.21" calcext:value-type="float">
            <text:p>0.21</text:p>
          </table:table-cell>
          <table:table-cell table:formula="of:=[.O14]/[.F14]" office:value-type="float" office:value="2.0601" calcext:value-type="float">
            <text:p>2.0601</text:p>
          </table:table-cell>
          <table:table-cell table:formula="of:=[.M14]*[.F14]*9.81" office:value-type="float" office:value="0.309015" calcext:value-type="float">
            <text:p>0.309015</text:p>
          </table:table-cell>
          <table:table-cell table:formula="of:=[.O14]*[.G14]" office:value-type="float" office:value="0.069528375" calcext:value-type="float">
            <text:p>0.069528375</text:p>
          </table:table-cell>
          <table:table-cell table:formula="of:=[.M14]*[.G14]*[.F14]*9.81" office:value-type="float" office:value="0.069528375" calcext:value-type="float">
            <text:p>0.069528375</text:p>
          </table:table-cell>
          <table:table-cell table:formula="of:=[.M14]*[.K14]*[.F14]*9.81" office:value-type="float" office:value="0.1297863" calcext:value-type="float">
            <text:p>0.129786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95000" calcext:value-type="float">
            <text:p>9.50E+04</text:p>
          </table:table-cell>
          <table:table-cell office:value-type="float" office:value="0.21" calcext:value-type="float">
            <text:p>0.21</text:p>
          </table:table-cell>
          <table:table-cell table:formula="of:=[.O15]/[.F15]" office:value-type="float" office:value="2.0601" calcext:value-type="float">
            <text:p>2.0601</text:p>
          </table:table-cell>
          <table:table-cell table:formula="of:=[.M15]*[.F15]*9.81" office:value-type="float" office:value="0.164808" calcext:value-type="float">
            <text:p>0.164808</text:p>
          </table:table-cell>
          <table:table-cell table:formula="of:=[.O15]*[.G15]" office:value-type="float" office:value="0.03460968" calcext:value-type="float">
            <text:p>0.03460968</text:p>
          </table:table-cell>
          <table:table-cell table:formula="of:=[.M15]*[.G15]*[.F15]*9.81" office:value-type="float" office:value="0.03460968" calcext:value-type="float">
            <text:p>0.03460968</text:p>
          </table:table-cell>
          <table:table-cell table:formula="of:=[.M15]*[.K15]*[.F15]*9.81" office:value-type="float" office:value="0.06757128" calcext:value-type="float">
            <text:p>0.06757128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19" calcext:value-type="float">
            <text:p>0.119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34" calcext:value-type="float">
            <text:p>0.34</text:p>
          </table:table-cell>
          <table:table-cell table:formula="of:=[.O16]/[.F16]" office:value-type="float" office:value="3.3354" calcext:value-type="float">
            <text:p>3.3354</text:p>
          </table:table-cell>
          <table:table-cell table:formula="of:=[.M16]*[.F16]*9.81" office:value-type="float" office:value="0.100062" calcext:value-type="float">
            <text:p>0.100062</text:p>
          </table:table-cell>
          <table:table-cell table:formula="of:=[.O16]*[.G16]" office:value-type="float" office:value="0.011907378" calcext:value-type="float">
            <text:p>0.011907378</text:p>
          </table:table-cell>
          <table:table-cell table:formula="of:=[.M16]*[.G16]*[.F16]*9.81" office:value-type="float" office:value="0.011907378" calcext:value-type="float">
            <text:p>0.011907378</text:p>
          </table:table-cell>
          <table:table-cell table:formula="of:=[.M16]*[.K16]*[.F16]*9.81" office:value-type="float" office:value="0.01801116" calcext:value-type="float">
            <text:p>0.0180111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0.25" calcext:value-type="float">
            <text:p>0.25</text:p>
          </table:table-cell>
          <table:table-cell table:formula="of:=[.O17]/[.F17]" office:value-type="float" office:value="2.4525" calcext:value-type="float">
            <text:p>2.4525</text:p>
          </table:table-cell>
          <table:table-cell table:formula="of:=[.M17]*[.F17]*9.81" office:value-type="float" office:value="104.23125" calcext:value-type="float">
            <text:p>104.23125</text:p>
          </table:table-cell>
          <table:table-cell table:formula="of:=[.O17]*[.G17]" office:value-type="float" office:value="130.2890625" calcext:value-type="float">
            <text:p>130.2890625</text:p>
          </table:table-cell>
          <table:table-cell table:formula="of:=[.M17]*[.G17]*[.F17]*9.81" office:value-type="float" office:value="130.2890625" calcext:value-type="float">
            <text:p>130.2890625</text:p>
          </table:table-cell>
          <table:table-cell table:formula="of:=[.M17]*[.K17]*[.F17]*9.81" office:value-type="float" office:value="130.2890625" calcext:value-type="float">
            <text:p>130.2890625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37" calcext:value-type="float">
            <text:p>0.37</text:p>
          </table:table-cell>
          <table:table-cell table:formula="of:=[.O18]/[.F18]" office:value-type="float" office:value="3.6297" calcext:value-type="float">
            <text:p>3.6297</text:p>
          </table:table-cell>
          <table:table-cell table:formula="of:=[.M18]*[.F18]*9.81" office:value-type="float" office:value="119.7801" calcext:value-type="float">
            <text:p>119.7801</text:p>
          </table:table-cell>
          <table:table-cell table:formula="of:=[.O18]*[.G18]" office:value-type="float" office:value="155.71413" calcext:value-type="float">
            <text:p>155.71413</text:p>
          </table:table-cell>
          <table:table-cell table:formula="of:=[.M18]*[.G18]*[.F18]*9.81" office:value-type="float" office:value="155.71413" calcext:value-type="float">
            <text:p>155.71413</text:p>
          </table:table-cell>
          <table:table-cell table:formula="of:=[.M18]*[.K18]*[.F18]*9.81" office:value-type="float" office:value="192.845961" calcext:value-type="float">
            <text:p>192.845961</text:p>
          </table:table-cell>
          <table:table-cell office:value-type="float" office:value="0.27" calcext:value-type="float">
            <text:p>0.2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3000000" calcext:value-type="float">
            <text:p>3.00E+06</text:p>
          </table:table-cell>
          <table:table-cell office:value-type="float" office:value="0.23" calcext:value-type="float">
            <text:p>0.23</text:p>
          </table:table-cell>
          <table:table-cell table:formula="of:=[.O19]/[.F19]" office:value-type="float" office:value="2.2563" calcext:value-type="float">
            <text:p>2.2563</text:p>
          </table:table-cell>
          <table:table-cell table:formula="of:=[.M19]*[.F19]*9.81" office:value-type="float" office:value="142.1469" calcext:value-type="float">
            <text:p>142.1469</text:p>
          </table:table-cell>
          <table:table-cell table:formula="of:=[.O19]*[.G19]" office:value-type="float" office:value="213.22035" calcext:value-type="float">
            <text:p>213.22035</text:p>
          </table:table-cell>
          <table:table-cell table:formula="of:=[.M19]*[.G19]*[.F19]*9.81" office:value-type="float" office:value="213.22035" calcext:value-type="float">
            <text:p>213.22035</text:p>
          </table:table-cell>
          <table:table-cell table:formula="of:=[.M19]*[.K19]*[.F19]*9.81" office:value-type="float" office:value="295.665552" calcext:value-type="float">
            <text:p>295.66555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Mammal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.98" calcext:value-type="float">
            <text:p>0.98</text:p>
          </table:table-cell>
          <table:table-cell office:value-type="float" office:value="1.66" calcext:value-type="float">
            <text:p>1.66</text:p>
          </table:table-cell>
          <table:table-cell office:value-type="float" office:value="2600000" calcext:value-type="float">
            <text:p>2.60E+06</text:p>
          </table:table-cell>
          <table:table-cell office:value-type="float" office:value="0.26" calcext:value-type="float">
            <text:p>0.26</text:p>
          </table:table-cell>
          <table:table-cell table:formula="of:=[.O20]/[.F20]" office:value-type="float" office:value="2.5506" calcext:value-type="float">
            <text:p>2.5506</text:p>
          </table:table-cell>
          <table:table-cell table:formula="of:=[.M20]*[.F20]*9.81" office:value-type="float" office:value="57.3885" calcext:value-type="float">
            <text:p>57.3885</text:p>
          </table:table-cell>
          <table:table-cell table:formula="of:=[.O20]*[.G20]" office:value-type="float" office:value="75.178935" calcext:value-type="float">
            <text:p>75.178935</text:p>
          </table:table-cell>
          <table:table-cell table:formula="of:=[.M20]*[.G20]*[.F20]*9.81" office:value-type="float" office:value="75.178935" calcext:value-type="float">
            <text:p>75.178935</text:p>
          </table:table-cell>
          <table:table-cell table:formula="of:=[.M20]*[.K20]*[.F20]*9.81" office:value-type="float" office:value="95.26491" calcext:value-type="float">
            <text:p>95.26491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280000" calcext:value-type="float">
            <text:p>2.80E+05</text:p>
          </table:table-cell>
          <table:table-cell office:value-type="float" office:value="1.29" calcext:value-type="float">
            <text:p>1.29</text:p>
          </table:table-cell>
          <table:table-cell table:formula="of:=[.O21]/[.F21]" office:value-type="float" office:value="12.6549" calcext:value-type="float">
            <text:p>12.6549</text:p>
          </table:table-cell>
          <table:table-cell table:formula="of:=[.M21]*[.F21]*9.81" office:value-type="float" office:value="15.18588" calcext:value-type="float">
            <text:p>15.18588</text:p>
          </table:table-cell>
          <table:table-cell table:formula="of:=[.O21]*[.G21]" office:value-type="float" office:value="6.074352" calcext:value-type="float">
            <text:p>6.074352</text:p>
          </table:table-cell>
          <table:table-cell table:formula="of:=[.M21]*[.G21]*[.F21]*9.81" office:value-type="float" office:value="6.074352" calcext:value-type="float">
            <text:p>6.074352</text:p>
          </table:table-cell>
          <table:table-cell table:formula="of:=[.M21]*[.K21]*[.F21]*9.81" office:value-type="float" office:value="10.630116" calcext:value-type="float">
            <text:p>10.63011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78" calcext:value-type="float">
            <text:p>0.78</text:p>
          </table:table-cell>
          <table:table-cell table:formula="of:=[.O22]/[.F22]" office:value-type="float" office:value="7.6518" calcext:value-type="float">
            <text:p>7.6518</text:p>
          </table:table-cell>
          <table:table-cell table:formula="of:=[.M22]*[.F22]*9.81" office:value-type="float" office:value="24.256206" calcext:value-type="float">
            <text:p>24.256206</text:p>
          </table:table-cell>
          <table:table-cell table:formula="of:=[.O22]*[.G22]" office:value-type="float" office:value="15.7665339" calcext:value-type="float">
            <text:p>15.7665339</text:p>
          </table:table-cell>
          <table:table-cell table:formula="of:=[.M22]*[.G22]*[.F22]*9.81" office:value-type="float" office:value="15.7665339" calcext:value-type="float">
            <text:p>15.7665339</text:p>
          </table:table-cell>
          <table:table-cell table:formula="of:=[.M22]*[.K22]*[.F22]*9.81" office:value-type="float" office:value="20.86033716" calcext:value-type="float">
            <text:p>20.86033716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5" calcext:value-type="float">
            <text:p>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72000" calcext:value-type="float">
            <text:p>7.20E+04</text:p>
          </table:table-cell>
          <table:table-cell office:value-type="float" office:value="0.38" calcext:value-type="float">
            <text:p>0.38</text:p>
          </table:table-cell>
          <table:table-cell table:formula="of:=[.O23]/[.F23]" office:value-type="float" office:value="3.7278" calcext:value-type="float">
            <text:p>3.7278</text:p>
          </table:table-cell>
          <table:table-cell table:formula="of:=[.M23]*[.F23]*9.81" office:value-type="float" office:value="2.739933" calcext:value-type="float">
            <text:p>2.739933</text:p>
          </table:table-cell>
          <table:table-cell table:formula="of:=[.O23]*[.G23]" office:value-type="float" office:value="0.65758392" calcext:value-type="float">
            <text:p>0.65758392</text:p>
          </table:table-cell>
          <table:table-cell table:formula="of:=[.M23]*[.G23]*[.F23]*9.81" office:value-type="float" office:value="0.65758392" calcext:value-type="float">
            <text:p>0.65758392</text:p>
          </table:table-cell>
          <table:table-cell table:formula="of:=[.M23]*[.K23]*[.F23]*9.81" office:value-type="float" office:value="0.71238258" calcext:value-type="float">
            <text:p>0.71238258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70000" calcext:value-type="float">
            <text:p>1.70E+05</text:p>
          </table:table-cell>
          <table:table-cell office:value-type="float" office:value="0.31" calcext:value-type="float">
            <text:p>0.31</text:p>
          </table:table-cell>
          <table:table-cell table:formula="of:=[.O24]/[.F24]" office:value-type="float" office:value="3.0411" calcext:value-type="float">
            <text:p>3.0411</text:p>
          </table:table-cell>
          <table:table-cell table:formula="of:=[.M24]*[.F24]*9.81" office:value-type="float" office:value="3.497265" calcext:value-type="float">
            <text:p>3.497265</text:p>
          </table:table-cell>
          <table:table-cell table:formula="of:=[.O24]*[.G24]" office:value-type="float" office:value="1.01420685" calcext:value-type="float">
            <text:p>1.01420685</text:p>
          </table:table-cell>
          <table:table-cell table:formula="of:=[.M24]*[.G24]*[.F24]*9.81" office:value-type="float" office:value="1.01420685" calcext:value-type="float">
            <text:p>1.01420685</text:p>
          </table:table-cell>
          <table:table-cell table:formula="of:=[.M24]*[.K24]*[.F24]*9.81" office:value-type="float" office:value="1.71365985" calcext:value-type="float">
            <text:p>1.71365985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200" calcext:value-type="float">
            <text:p>1.20E+03</text:p>
          </table:table-cell>
          <table:table-cell office:value-type="float" office:value="8.21" calcext:value-type="float">
            <text:p>8.21</text:p>
          </table:table-cell>
          <table:table-cell table:formula="of:=[.O25]/[.F25]" office:value-type="float" office:value="80.5401" calcext:value-type="float">
            <text:p>80.5401</text:p>
          </table:table-cell>
          <table:table-cell table:formula="of:=[.M25]*[.F25]*9.81" office:value-type="float" office:value="0.009664812" calcext:value-type="float">
            <text:p>0.009664812</text:p>
          </table:table-cell>
          <table:table-cell table:formula="of:=[.O25]*[.G25]" office:value-type="float" office:value="0.000260949924" calcext:value-type="float">
            <text:p>0.000260949924</text:p>
          </table:table-cell>
          <table:table-cell table:formula="of:=[.M25]*[.G25]*[.F25]*9.81" office:value-type="float" office:value="0.000260949924" calcext:value-type="float">
            <text:p>0.000260949924</text:p>
          </table:table-cell>
          <table:table-cell table:formula="of:=[.M25]*[.K25]*[.F25]*9.81" office:value-type="float" office:value="0.00043491654" calcext:value-type="float">
            <text:p>0.00043491654</text:p>
          </table:table-cell>
          <table:table-cell office:value-type="float" office:value="3.27" calcext:value-type="float">
            <text:p>3.2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35" calcext:value-type="float">
            <text:p>0.03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1600" calcext:value-type="float">
            <text:p>1.60E+03</text:p>
          </table:table-cell>
          <table:table-cell office:value-type="float" office:value="5.83" calcext:value-type="float">
            <text:p>5.83</text:p>
          </table:table-cell>
          <table:table-cell table:formula="of:=[.O26]/[.F26]" office:value-type="float" office:value="57.1923" calcext:value-type="float">
            <text:p>57.1923</text:p>
          </table:table-cell>
          <table:table-cell table:formula="of:=[.M26]*[.F26]*9.81" office:value-type="float" office:value="0.016013844" calcext:value-type="float">
            <text:p>0.016013844</text:p>
          </table:table-cell>
          <table:table-cell table:formula="of:=[.O26]*[.G26]" office:value-type="float" office:value="0.00056048454" calcext:value-type="float">
            <text:p>0.00056048454</text:p>
          </table:table-cell>
          <table:table-cell table:formula="of:=[.M26]*[.G26]*[.F26]*9.81" office:value-type="float" office:value="0.00056048454" calcext:value-type="float">
            <text:p>0.00056048454</text:p>
          </table:table-cell>
          <table:table-cell table:formula="of:=[.M26]*[.K26]*[.F26]*9.81" office:value-type="float" office:value="0.000704609136" calcext:value-type="float">
            <text:p>0.000704609136</text:p>
          </table:table-cell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000" calcext:value-type="float">
            <text:p>2.00E+03</text:p>
          </table:table-cell>
          <table:table-cell office:value-type="float" office:value="5.31" calcext:value-type="float">
            <text:p>5.31</text:p>
          </table:table-cell>
          <table:table-cell table:formula="of:=[.O27]/[.F27]" office:value-type="float" office:value="52.0911" calcext:value-type="float">
            <text:p>52.0911</text:p>
          </table:table-cell>
          <table:table-cell table:formula="of:=[.M27]*[.F27]*9.81" office:value-type="float" office:value="0.027087372" calcext:value-type="float">
            <text:p>0.027087372</text:p>
          </table:table-cell>
          <table:table-cell table:formula="of:=[.O27]*[.G27]" office:value-type="float" office:value="0.001164756996" calcext:value-type="float">
            <text:p>0.001164756996</text:p>
          </table:table-cell>
          <table:table-cell table:formula="of:=[.M27]*[.G27]*[.F27]*9.81" office:value-type="float" office:value="0.001164756996" calcext:value-type="float">
            <text:p>0.001164756996</text:p>
          </table:table-cell>
          <table:table-cell table:formula="of:=[.M27]*[.K27]*[.F27]*9.81" office:value-type="float" office:value="0.001246019112" calcext:value-type="float">
            <text:p>0.001246019112</text:p>
          </table:table-cell>
          <table:table-cell office:value-type="float" office:value="2.09" calcext:value-type="float">
            <text:p>2.0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100" calcext:value-type="float">
            <text:p>2.10E+03</text:p>
          </table:table-cell>
          <table:table-cell office:value-type="float" office:value="4.77" calcext:value-type="float">
            <text:p>4.77</text:p>
          </table:table-cell>
          <table:table-cell table:formula="of:=[.O28]/[.F28]" office:value-type="float" office:value="46.7937" calcext:value-type="float">
            <text:p>46.7937</text:p>
          </table:table-cell>
          <table:table-cell table:formula="of:=[.M28]*[.F28]*9.81" office:value-type="float" office:value="0.035563212" calcext:value-type="float">
            <text:p>0.035563212</text:p>
          </table:table-cell>
          <table:table-cell table:formula="of:=[.O28]*[.G28]" office:value-type="float" office:value="0.001707034176" calcext:value-type="float">
            <text:p>0.001707034176</text:p>
          </table:table-cell>
          <table:table-cell table:formula="of:=[.M28]*[.G28]*[.F28]*9.81" office:value-type="float" office:value="0.001707034176" calcext:value-type="float">
            <text:p>0.001707034176</text:p>
          </table:table-cell>
          <table:table-cell table:formula="of:=[.M28]*[.K28]*[.F28]*9.81" office:value-type="float" office:value="0.001564781328" calcext:value-type="float">
            <text:p>0.001564781328</text:p>
          </table:table-cell>
          <table:table-cell office:value-type="float" office:value="1.87" calcext:value-type="float">
            <text:p>1.8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800" calcext:value-type="float">
            <text:p>2.80E+03</text:p>
          </table:table-cell>
          <table:table-cell office:value-type="float" office:value="4.1" calcext:value-type="float">
            <text:p>4.1</text:p>
          </table:table-cell>
          <table:table-cell table:formula="of:=[.O29]/[.F29]" office:value-type="float" office:value="40.221" calcext:value-type="float">
            <text:p>40.221</text:p>
          </table:table-cell>
          <table:table-cell table:formula="of:=[.M29]*[.F29]*9.81" office:value-type="float" office:value="0.05751603" calcext:value-type="float">
            <text:p>0.05751603</text:p>
          </table:table-cell>
          <table:table-cell table:formula="of:=[.O29]*[.G29]" office:value-type="float" office:value="0.00339344577" calcext:value-type="float">
            <text:p>0.00339344577</text:p>
          </table:table-cell>
          <table:table-cell table:formula="of:=[.M29]*[.G29]*[.F29]*9.81" office:value-type="float" office:value="0.00339344577" calcext:value-type="float">
            <text:p>0.00339344577</text:p>
          </table:table-cell>
          <table:table-cell table:formula="of:=[.M29]*[.K29]*[.F29]*9.81" office:value-type="float" office:value="0.00264573738" calcext:value-type="float">
            <text:p>0.00264573738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3200" calcext:value-type="float">
            <text:p>3.20E+03</text:p>
          </table:table-cell>
          <table:table-cell office:value-type="float" office:value="3.65" calcext:value-type="float">
            <text:p>3.65</text:p>
          </table:table-cell>
          <table:table-cell table:formula="of:=[.O30]/[.F30]" office:value-type="float" office:value="35.8065" calcext:value-type="float">
            <text:p>35.8065</text:p>
          </table:table-cell>
          <table:table-cell table:formula="of:=[.M30]*[.F30]*9.81" office:value-type="float" office:value="0.084145275" calcext:value-type="float">
            <text:p>0.084145275</text:p>
          </table:table-cell>
          <table:table-cell table:formula="of:=[.O30]*[.G30]" office:value-type="float" office:value="0.005806023975" calcext:value-type="float">
            <text:p>0.005806023975</text:p>
          </table:table-cell>
          <table:table-cell table:formula="of:=[.M30]*[.G30]*[.F30]*9.81" office:value-type="float" office:value="0.005806023975" calcext:value-type="float">
            <text:p>0.005806023975</text:p>
          </table:table-cell>
          <table:table-cell table:formula="of:=[.M30]*[.K30]*[.F30]*9.81" office:value-type="float" office:value="0.003786537375" calcext:value-type="float">
            <text:p>0.003786537375</text:p>
          </table:table-cell>
          <table:table-cell office:value-type="float" office:value="1.42" calcext:value-type="float">
            <text:p>1.42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 Propulsion</text:p>
          </table:table-cell>
          <table:table-cell office:value-type="string" calcext:value-type="string">
            <text:p>Squid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65000" calcext:value-type="float">
            <text:p>6.50E+04</text:p>
          </table:table-cell>
          <table:table-cell table:style-name="ce9" office:value-type="float" office:value="1.27" calcext:value-type="float">
            <text:p>1.27E+00</text:p>
          </table:table-cell>
          <table:table-cell table:formula="of:=[.O31]/[.F31]" office:value-type="float" office:value="12.4587" calcext:value-type="float">
            <text:p>12.4587</text:p>
          </table:table-cell>
          <table:table-cell table:formula="of:=[.M31]*[.F31]*9.81" office:value-type="float" office:value="0.5108067" calcext:value-type="float">
            <text:p>0.5108067</text:p>
          </table:table-cell>
          <table:table-cell table:formula="of:=[.O31]*[.G31]" office:value-type="float" office:value="0.10216134" calcext:value-type="float">
            <text:p>0.10216134</text:p>
          </table:table-cell>
          <table:table-cell table:formula="of:=[.M31]*[.G31]*[.F31]*9.81" office:value-type="float" office:value="0.10216134" calcext:value-type="float">
            <text:p>0.10216134</text:p>
          </table:table-cell>
          <table:table-cell table:formula="of:=[.M31]*[.K31]*[.F31]*9.81" office:value-type="float" office:value="0.188998479" calcext:value-type="float">
            <text:p>0.188998479</text:p>
          </table:table-cell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ideler_GCOTLW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ass [kg]</text:p>
          </table:table-cell>
          <table:table-cell office:value-type="string" calcext:value-type="string">
            <text:p>GCOTLW [J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130732117583178" calcext:value-type="float">
            <text:p>0.000130732117583178</text:p>
          </table:table-cell>
          <table:table-cell office:value-type="float" office:value="0.0000345766243491214" calcext:value-type="float">
            <text:p>3.45766243491214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296919190225562" calcext:value-type="float">
            <text:p>0.000296919190225562</text:p>
          </table:table-cell>
          <table:table-cell office:value-type="float" office:value="0.0000830605395534817" calcext:value-type="float">
            <text:p>8.30605395534817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552575310285824" calcext:value-type="float">
            <text:p>0.000552575310285824</text:p>
          </table:table-cell>
          <table:table-cell office:value-type="float" office:value="0.000186898666640617" calcext:value-type="float">
            <text:p>0.0001868986666406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788036526830903" calcext:value-type="float">
            <text:p>0.000788036526830903</text:p>
          </table:table-cell>
          <table:table-cell office:value-type="float" office:value="0.000299992500486417" calcext:value-type="float">
            <text:p>0.0002999925004864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153262281620236" calcext:value-type="float">
            <text:p>0.00153262281620236</text:p>
          </table:table-cell>
          <table:table-cell office:value-type="float" office:value="0.000630018400428513" calcext:value-type="float">
            <text:p>0.0006300184004285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238861796253272" calcext:value-type="float">
            <text:p>0.00238861796253272</text:p>
          </table:table-cell>
          <table:table-cell office:value-type="float" office:value="0.00115785550040491" calcext:value-type="float">
            <text:p>0.00115785550040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42453918149199" calcext:value-type="float">
            <text:p>0.00842453918149199</text:p>
          </table:table-cell>
          <table:table-cell office:value-type="float" office:value="0.00113639599846175" calcext:value-type="float">
            <text:p>0.00113639599846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59948806685298" calcext:value-type="float">
            <text:p>0.00859948806685298</text:p>
          </table:table-cell>
          <table:table-cell office:value-type="float" office:value="0.00059346279313129" calcext:value-type="float">
            <text:p>0.00059346279313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90742739071004" calcext:value-type="float">
            <text:p>0.0190742739071004</text:p>
          </table:table-cell>
          <table:table-cell office:value-type="float" office:value="0.000744997008793917" calcext:value-type="float">
            <text:p>0.000744997008793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25221468080704" calcext:value-type="float">
            <text:p>0.0325221468080704</text:p>
          </table:table-cell>
          <table:table-cell office:value-type="float" office:value="0.0024445314246587" calcext:value-type="float">
            <text:p>0.00244453142465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592009826444158" calcext:value-type="float">
            <text:p>0.0592009826444158</text:p>
          </table:table-cell>
          <table:table-cell office:value-type="float" office:value="0.00550236780919614" calcext:value-type="float">
            <text:p>0.00550236780919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807617125895326" calcext:value-type="float">
            <text:p>0.0807617125895326</text:p>
          </table:table-cell>
          <table:table-cell office:value-type="float" office:value="0.00825382668549382" calcext:value-type="float">
            <text:p>0.00825382668549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157856467683" calcext:value-type="float">
            <text:p>0.105157856467683</text:p>
          </table:table-cell>
          <table:table-cell office:value-type="float" office:value="0.00459869673731018" calcext:value-type="float">
            <text:p>0.004598696737310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382433238279" calcext:value-type="float">
            <text:p>0.105382433238279</text:p>
          </table:table-cell>
          <table:table-cell office:value-type="float" office:value="0.0111820346565545" calcext:value-type="float">
            <text:p>0.0111820346565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362267543538" calcext:value-type="float">
            <text:p>0.15362267543538</text:p>
          </table:table-cell>
          <table:table-cell office:value-type="float" office:value="0.0167571033211165" calcext:value-type="float">
            <text:p>0.0167571033211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7147785430716" calcext:value-type="float">
            <text:p>0.157147785430716</text:p>
          </table:table-cell>
          <table:table-cell office:value-type="float" office:value="0.0212788822349861" calcext:value-type="float">
            <text:p>0.0212788822349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19479597710391" calcext:value-type="float">
            <text:p>0.219479597710391</text:p>
          </table:table-cell>
          <table:table-cell office:value-type="float" office:value="0.0570455955898867" calcext:value-type="float">
            <text:p>0.0570455955898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24258138696917" calcext:value-type="float">
            <text:p>0.224258138696917</text:p>
          </table:table-cell>
          <table:table-cell office:value-type="float" office:value="0.0448938839050696" calcext:value-type="float">
            <text:p>0.04489388390506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61995250836163" calcext:value-type="float">
            <text:p>0.261995250836163</text:p>
          </table:table-cell>
          <table:table-cell office:value-type="float" office:value="0.0609207663540992" calcext:value-type="float">
            <text:p>0.0609207663540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357324767536578" calcext:value-type="float">
            <text:p>0.357324767536578</text:p>
          </table:table-cell>
          <table:table-cell office:value-type="float" office:value="0.0824794527064997" calcext:value-type="float">
            <text:p>0.08247945270649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721.8789691253" calcext:value-type="float">
            <text:p>14721.8789691253</text:p>
          </table:table-cell>
          <table:table-cell office:value-type="float" office:value="105256.049855898" calcext:value-type="float">
            <text:p>105256.0498558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3.0899308426396" calcext:value-type="float">
            <text:p>33.0899308426396</text:p>
          </table:table-cell>
          <table:table-cell office:value-type="float" office:value="104.443600221871" calcext:value-type="float">
            <text:p>104.4436002218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3.1244971607041" calcext:value-type="float">
            <text:p>43.1244971607041</text:p>
          </table:table-cell>
          <table:table-cell office:value-type="float" office:value="84.7463002752744" calcext:value-type="float">
            <text:p>84.746300275274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1.5106314220111" calcext:value-type="float">
            <text:p>61.5106314220111</text:p>
          </table:table-cell>
          <table:table-cell office:value-type="float" office:value="145.649328160411" calcext:value-type="float">
            <text:p>145.649328160411</text:p>
          </table:table-cell>
        </table:table-row>
      </table:table>
      <table:table table:name="Schmidt-Nielsen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 [g]</text:p>
          </table:table-cell>
          <table:table-cell office:value-type="string" calcext:value-type="string">
            <text:p>Energy Cost [Cal per g km]</text:p>
          </table:table-cell>
        </table:table-row>
        <table:table-row table:style-name="ro1">
          <table:table-cell table:formula="of:=[.B2]/1000" office:value-type="float" office:value="0.00362337948333453" calcext:value-type="float">
            <text:p>0.00362337948333453</text:p>
          </table:table-cell>
          <table:table-cell office:value-type="float" office:value="3.62337948333453" calcext:value-type="float">
            <text:p>3.62337948333453</text:p>
          </table:table-cell>
          <table:table-cell office:value-type="float" office:value="6.05416377410884" calcext:value-type="float">
            <text:p>6.05416377410884</text:p>
          </table:table-cell>
        </table:table-row>
        <table:table-row table:style-name="ro1">
          <table:table-cell table:formula="of:=[.B3]/1000" office:value-type="float" office:value="0.00905835400628147" calcext:value-type="float">
            <text:p>0.00905835400628147</text:p>
          </table:table-cell>
          <table:table-cell office:value-type="float" office:value="9.05835400628147" calcext:value-type="float">
            <text:p>9.05835400628147</text:p>
          </table:table-cell>
          <table:table-cell office:value-type="float" office:value="5.76162506413932" calcext:value-type="float">
            <text:p>5.76162506413932</text:p>
          </table:table-cell>
        </table:table-row>
        <table:table-row table:style-name="ro1">
          <table:table-cell table:formula="of:=[.B4]/1000" office:value-type="float" office:value="0.0406223650680933" calcext:value-type="float">
            <text:p>0.0406223650680933</text:p>
          </table:table-cell>
          <table:table-cell office:value-type="float" office:value="40.6223650680933" calcext:value-type="float">
            <text:p>40.6223650680933</text:p>
          </table:table-cell>
          <table:table-cell office:value-type="float" office:value="4.72384473755697" calcext:value-type="float">
            <text:p>4.72384473755697</text:p>
          </table:table-cell>
        </table:table-row>
        <table:table-row table:style-name="ro1">
          <table:table-cell table:formula="of:=[.B5]/1000" office:value-type="float" office:value="0.0564720599767484" calcext:value-type="float">
            <text:p>0.0564720599767484</text:p>
          </table:table-cell>
          <table:table-cell office:value-type="float" office:value="56.4720599767484" calcext:value-type="float">
            <text:p>56.4720599767484</text:p>
          </table:table-cell>
          <table:table-cell office:value-type="float" office:value="4.50152727053213" calcext:value-type="float">
            <text:p>4.50152727053213</text:p>
          </table:table-cell>
        </table:table-row>
        <table:table-row table:style-name="ro1">
          <table:table-cell table:formula="of:=[.B6]/1000" office:value-type="float" office:value="0.0975968668547889" calcext:value-type="float">
            <text:p>0.0975968668547889</text:p>
          </table:table-cell>
          <table:table-cell office:value-type="float" office:value="97.5968668547889" calcext:value-type="float">
            <text:p>97.5968668547889</text:p>
          </table:table-cell>
          <table:table-cell office:value-type="float" office:value="3.60598231263771" calcext:value-type="float">
            <text:p>3.60598231263771</text:p>
          </table:table-cell>
        </table:table-row>
        <table:table-row table:style-name="ro1">
          <table:table-cell table:formula="of:=[.B7]/1000" office:value-type="float" office:value="0.282564948719265" calcext:value-type="float">
            <text:p>0.282564948719265</text:p>
          </table:table-cell>
          <table:table-cell office:value-type="float" office:value="282.564948719265" calcext:value-type="float">
            <text:p>282.564948719265</text:p>
          </table:table-cell>
          <table:table-cell office:value-type="float" office:value="3.31463885786725" calcext:value-type="float">
            <text:p>3.31463885786725</text:p>
          </table:table-cell>
        </table:table-row>
        <table:table-row table:style-name="ro1">
          <table:table-cell table:formula="of:=[.B8]/1000" office:value-type="float" office:value="0.326875447344608" calcext:value-type="float">
            <text:p>0.326875447344608</text:p>
          </table:table-cell>
          <table:table-cell office:value-type="float" office:value="326.875447344608" calcext:value-type="float">
            <text:p>326.875447344608</text:p>
          </table:table-cell>
          <table:table-cell office:value-type="float" office:value="3.01582505810268" calcext:value-type="float">
            <text:p>3.01582505810268</text:p>
          </table:table-cell>
        </table:table-row>
        <table:table-row table:style-name="ro1">
          <table:table-cell table:formula="of:=[.B9]/1000" office:value-type="float" office:value="0.733419902139562" calcext:value-type="float">
            <text:p>0.733419902139562</text:p>
          </table:table-cell>
          <table:table-cell office:value-type="float" office:value="733.419902139562" calcext:value-type="float">
            <text:p>733.419902139562</text:p>
          </table:table-cell>
          <table:table-cell office:value-type="float" office:value="3.24740575292022" calcext:value-type="float">
            <text:p>3.24740575292022</text:p>
          </table:table-cell>
        </table:table-row>
        <table:table-row table:style-name="ro1">
          <table:table-cell table:formula="of:=[.B10]/1000" office:value-type="float" office:value="1.52363198865733" calcext:value-type="float">
            <text:p>1.52363198865733</text:p>
          </table:table-cell>
          <table:table-cell office:value-type="float" office:value="1523.63198865733" calcext:value-type="float">
            <text:p>1523.63198865733</text:p>
          </table:table-cell>
          <table:table-cell office:value-type="float" office:value="2.50335939150644" calcext:value-type="float">
            <text:p>2.50335939150644</text:p>
          </table:table-cell>
        </table:table-row>
      </table:table>
      <table:table table:name="Bale_CE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table table:name="Videler Kinematic" table:style-name="ta1"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ength [m]</text:p>
          </table:table-cell>
          <table:table-cell office:value-type="string" calcext:value-type="string">
            <text:p>A [m]</text:p>
          </table:table-cell>
          <table:table-cell office:value-type="string" calcext:value-type="string">
            <text:p>A [BL]</text:p>
          </table:table-cell>
          <table:table-cell office:value-type="string" calcext:value-type="string">
            <text:p>Freq [Hz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Lambda_b [m]</text:p>
          </table:table-cell>
          <table:table-cell office:value-type="string" calcext:value-type="string">
            <text:p>Lambda_b [BL]</text:p>
          </table:table-cell>
          <table:table-cell office:value-type="string" calcext:value-type="string">
            <text:p>Lambda_s [m]</text:p>
          </table:table-cell>
          <table:table-cell office:value-type="string" calcext:value-type="string">
            <text:p>Lambda_s [BL]</text:p>
          </table:table-cell>
          <table:table-cell office:value-type="string" calcext:value-type="string">
            <text:p>U [m/s]</text:p>
          </table:table-cell>
          <table:table-cell office:value-type="string" calcext:value-type="string">
            <text:p>U [BL/s]</text:p>
          </table:table-cell>
          <table:table-cell office:value-type="string" calcext:value-type="string">
            <text:p>V [m/s]</text:p>
          </table:table-cell>
          <table:table-cell office:value-type="string" calcext:value-type="string">
            <text:p>V [BL/s]</text:p>
          </table:table-cell>
          <table:table-cell office:value-type="string" calcext:value-type="string">
            <text:p>u/v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table:formula="of:=[.D2]*[.B2]" office:value-type="float" office:value="0.0228" calcext:value-type="float">
            <text:p>0.0228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  <table:table-cell table:formula="of:=([.K2]*[.B2])/0.000001" office:value-type="float" office:value="85500" calcext:value-type="float">
            <text:p>85500</text:p>
          </table:table-cell>
          <table:table-cell table:formula="of:=(4*PI()*[.E2]*[.C2]*[.B2])/0.000001" office:value-type="float" office:value="206862.566505335" calcext:value-type="float">
            <text:p>206862.566505335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table:formula="of:=[.D3]*[.B3]" office:value-type="float" office:value="0.0325" calcext:value-type="float">
            <text:p>0.0325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  <table:table-cell table:formula="of:=([.K3]*[.B3])/0.000001" office:value-type="float" office:value="105000" calcext:value-type="float">
            <text:p>105000</text:p>
          </table:table-cell>
          <table:table-cell table:formula="of:=(4*PI()*[.E3]*[.C3]*[.B3])/0.000001" office:value-type="float" office:value="285884.931476671" calcext:value-type="float">
            <text:p>285884.931476671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table:formula="of:=[.D4]*[.B4]" office:value-type="float" office:value="0.0192" calcext:value-type="float">
            <text:p>0.0192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  <table:table-cell table:formula="of:=([.K4]*[.B4])/0.000001" office:value-type="float" office:value="73600" calcext:value-type="float">
            <text:p>73600</text:p>
          </table:table-cell>
          <table:table-cell table:formula="of:=(4*PI()*[.E4]*[.C4]*[.B4])/0.000001" office:value-type="float" office:value="154415.562109246" calcext:value-type="float">
            <text:p>154415.562109246</text:p>
          </table:table-cell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table:formula="of:=[.D5]*[.B5]" office:value-type="float" office:value="0.01098" calcext:value-type="float">
            <text:p>0.01098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([.K5]*[.B5])/0.000001" office:value-type="float" office:value="83814" calcext:value-type="float">
            <text:p>83814</text:p>
          </table:table-cell>
          <table:table-cell table:formula="of:=(4*PI()*[.E5]*[.C5]*[.B5])/0.000001" office:value-type="float" office:value="151500.666781539" calcext:value-type="float">
            <text:p>151500.666781539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table:formula="of:=[.D6]*[.B6]" office:value-type="float" office:value="0.01608" calcext:value-type="float">
            <text:p>0.0160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([.K6]*[.B6])/0.000001" office:value-type="float" office:value="101103" calcext:value-type="float">
            <text:p>101103</text:p>
          </table:table-cell>
          <table:table-cell table:formula="of:=(4*PI()*[.E6]*[.C6]*[.B6])/0.000001" office:value-type="float" office:value="162462.060541032" calcext:value-type="float">
            <text:p>162462.060541032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table:formula="of:=[.D7]*[.B7]" office:value-type="float" office:value="0.0055" calcext:value-type="float">
            <text:p>0.0055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  <table:table-cell table:formula="of:=([.K7]*[.B7])/0.000001" office:value-type="float" office:value="19525" calcext:value-type="float">
            <text:p>19525</text:p>
          </table:table-cell>
          <table:table-cell table:formula="of:=(4*PI()*[.E7]*[.C7]*[.B7])/0.000001" office:value-type="float" office:value="37633.1383973521" calcext:value-type="float">
            <text:p>37633.1383973521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table:formula="of:=[.D8]*[.B8]" office:value-type="float" office:value="0.01044" calcext:value-type="float">
            <text:p>0.01044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  <table:table-cell table:formula="of:=([.K8]*[.B8])/0.000001" office:value-type="float" office:value="67280" calcext:value-type="float">
            <text:p>67280</text:p>
          </table:table-cell>
          <table:table-cell table:formula="of:=(4*PI()*[.E8]*[.C8]*[.B8])/0.000001" office:value-type="float" office:value="108050.480028576" calcext:value-type="float">
            <text:p>108050.480028576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table:formula="of:=[.D9]*[.B9]" office:value-type="float" office:value="0.0249" calcext:value-type="float">
            <text:p>0.0249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  <table:table-cell table:formula="of:=([.K9]*[.B9])/0.000001" office:value-type="float" office:value="141930" calcext:value-type="float">
            <text:p>141930</text:p>
          </table:table-cell>
          <table:table-cell table:formula="of:=(4*PI()*[.E9]*[.C9]*[.B9])/0.000001" office:value-type="float" office:value="280485.916005918" calcext:value-type="float">
            <text:p>280485.916005918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table:formula="of:=[.D10]*[.B10]" office:value-type="float" office:value="0.03031" calcext:value-type="float">
            <text:p>0.03031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  <table:table-cell table:formula="of:=([.K10]*[.B10])/0.000001" office:value-type="float" office:value="287945" calcext:value-type="float">
            <text:p>287945</text:p>
          </table:table-cell>
          <table:table-cell table:formula="of:=(4*PI()*[.E10]*[.C10]*[.B10])/0.000001" office:value-type="float" office:value="395817.451699419" calcext:value-type="float">
            <text:p>395817.451699419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1]*[.B11]" office:value-type="float" office:value="0.05985" calcext:value-type="float">
            <text:p>0.05985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  <table:table-cell table:formula="of:=([.K11]*[.B11])/0.000001" office:value-type="float" office:value="340480" calcext:value-type="float">
            <text:p>340480</text:p>
          </table:table-cell>
          <table:table-cell table:formula="of:=(4*PI()*[.E11]*[.C11]*[.B11])/0.000001" office:value-type="float" office:value="650188.099657393" calcext:value-type="float">
            <text:p>650188.099657393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2]*[.B12]" office:value-type="float" office:value="0.0532" calcext:value-type="float">
            <text:p>0.0532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  <table:table-cell table:formula="of:=([.K12]*[.B12])/0.000001" office:value-type="float" office:value="510720" calcext:value-type="float">
            <text:p>510720</text:p>
          </table:table-cell>
          <table:table-cell table:formula="of:=(4*PI()*[.E12]*[.C12]*[.B12])/0.000001" office:value-type="float" office:value="755774.201311158" calcext:value-type="float">
            <text:p>755774.201311158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3]*[.B13]" office:value-type="float" office:value="0.03325" calcext:value-type="float">
            <text:p>0.03325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  <table:table-cell table:formula="of:=([.K13]*[.B13])/0.000001" office:value-type="float" office:value="1576050" calcext:value-type="float">
            <text:p>1576050</text:p>
          </table:table-cell>
          <table:table-cell table:formula="of:=(4*PI()*[.E13]*[.C13]*[.B13])/0.000001" office:value-type="float" office:value="1472648.25990777" calcext:value-type="float">
            <text:p>1472648.25990777</text:p>
          </table:table-cell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table:formula="of:=[.D14]*[.B14]" office:value-type="float" office:value="0.0288" calcext:value-type="float">
            <text:p>0.0288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  <table:table-cell table:formula="of:=([.K14]*[.B14])/0.000001" office:value-type="float" office:value="432000" calcext:value-type="float">
            <text:p>432000</text:p>
          </table:table-cell>
          <table:table-cell table:formula="of:=(4*PI()*[.E14]*[.C14]*[.B14])/0.000001" office:value-type="float" office:value="599325.400436509" calcext:value-type="float">
            <text:p>599325.400436509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5]*[.B15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  <table:table-cell table:formula="of:=([.K15]*[.B15])/0.000001" office:value-type="float" office:value="306600" calcext:value-type="float">
            <text:p>306600</text:p>
          </table:table-cell>
          <table:table-cell table:formula="of:=(4*PI()*[.E15]*[.C15]*[.B15])/0.000001" office:value-type="float" office:value="496542.541907543" calcext:value-type="float">
            <text:p>496542.541907543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6]*[.B16]" office:value-type="float" office:value="0.0294" calcext:value-type="float">
            <text:p>0.0294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([.K16]*[.B16])/0.000001" office:value-type="float" office:value="382200" calcext:value-type="float">
            <text:p>382200</text:p>
          </table:table-cell>
          <table:table-cell table:formula="of:=(4*PI()*[.E16]*[.C16]*[.B16])/0.000001" office:value-type="float" office:value="512059.496342153" calcext:value-type="float">
            <text:p>512059.496342153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7]*[.B17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table:formula="of:=([.K17]*[.B17])/0.000001" office:value-type="float" office:value="386400" calcext:value-type="float">
            <text:p>386400</text:p>
          </table:table-cell>
          <table:table-cell table:formula="of:=(4*PI()*[.E17]*[.C17]*[.B17])/0.000001" office:value-type="float" office:value="638411.839595412" calcext:value-type="float">
            <text:p>638411.839595412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table:formula="of:=[.D18]*[.B18]" office:value-type="float" office:value="0.06255" calcext:value-type="float">
            <text:p>0.06255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  <table:table-cell table:formula="of:=([.K18]*[.B18])/0.000001" office:value-type="float" office:value="603955" calcext:value-type="float">
            <text:p>603955</text:p>
          </table:table-cell>
          <table:table-cell table:formula="of:=(4*PI()*[.E18]*[.C18]*[.B18])/0.000001" office:value-type="float" office:value="1037947.96938614" calcext:value-type="float">
            <text:p>1037947.96938614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19]*[.B19]" office:value-type="float" office:value="0.0245" calcext:value-type="float">
            <text:p>0.0245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  <table:table-cell table:formula="of:=([.K19]*[.B19])/0.000001" office:value-type="float" office:value="220500" calcext:value-type="float">
            <text:p>220500</text:p>
          </table:table-cell>
          <table:table-cell table:formula="of:=(4*PI()*[.E19]*[.C19]*[.B19])/0.000001" office:value-type="float" office:value="237064.581639886" calcext:value-type="float">
            <text:p>237064.581639886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0]*[.B20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  <table:table-cell table:formula="of:=([.K20]*[.B20])/0.000001" office:value-type="float" office:value="257250" calcext:value-type="float">
            <text:p>257250</text:p>
          </table:table-cell>
          <table:table-cell table:formula="of:=(4*PI()*[.E20]*[.C20]*[.B20])/0.000001" office:value-type="float" office:value="374069.437262937" calcext:value-type="float">
            <text:p>374069.437262937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1]*[.B21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  <table:table-cell table:formula="of:=([.K21]*[.B21])/0.000001" office:value-type="float" office:value="330750" calcext:value-type="float">
            <text:p>330750</text:p>
          </table:table-cell>
          <table:table-cell table:formula="of:=(4*PI()*[.E21]*[.C21]*[.B21])/0.000001" office:value-type="float" office:value="457195.978876923" calcext:value-type="float">
            <text:p>457195.978876923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2]*[.B22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  <table:table-cell table:formula="of:=([.K22]*[.B22])/0.000001" office:value-type="float" office:value="355250" calcext:value-type="float">
            <text:p>355250</text:p>
          </table:table-cell>
          <table:table-cell table:formula="of:=(4*PI()*[.E22]*[.C22]*[.B22])/0.000001" office:value-type="float" office:value="569570.748095829" calcext:value-type="float">
            <text:p>569570.748095829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3]*[.B23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  <table:table-cell table:formula="of:=([.K23]*[.B23])/0.000001" office:value-type="float" office:value="367500" calcext:value-type="float">
            <text:p>367500</text:p>
          </table:table-cell>
          <table:table-cell table:formula="of:=(4*PI()*[.E23]*[.C23]*[.B23])/0.000001" office:value-type="float" office:value="538783.14009065" calcext:value-type="float">
            <text:p>538783.14009065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4]*[.B24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  <table:table-cell table:formula="of:=([.K24]*[.B24])/0.000001" office:value-type="float" office:value="379750" calcext:value-type="float">
            <text:p>379750</text:p>
          </table:table-cell>
          <table:table-cell table:formula="of:=(4*PI()*[.E24]*[.C24]*[.B24])/0.000001" office:value-type="float" office:value="584964.552098419" calcext:value-type="float">
            <text:p>584964.552098419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5]*[.B25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  <table:table-cell table:formula="of:=([.K25]*[.B25])/0.000001" office:value-type="float" office:value="428750" calcext:value-type="float">
            <text:p>428750</text:p>
          </table:table-cell>
          <table:table-cell table:formula="of:=(4*PI()*[.E25]*[.C25]*[.B25])/0.000001" office:value-type="float" office:value="815871.612137269" calcext:value-type="float">
            <text:p>815871.612137269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6]*[.B26]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formula="of:=([.K26]*[.B26])/0.000001" office:value-type="float" office:value="528000" calcext:value-type="float">
            <text:p>528000</text:p>
          </table:table-cell>
          <table:table-cell table:formula="of:=(4*PI()*[.E26]*[.C26]*[.B26])/0.000001" office:value-type="float" office:value="814300.815810475" calcext:value-type="float">
            <text:p>814300.815810475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7]*[.B27]"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  <table:table-cell table:formula="of:=([.K27]*[.B27])/0.000001" office:value-type="float" office:value="544000" calcext:value-type="float">
            <text:p>544000</text:p>
          </table:table-cell>
          <table:table-cell table:formula="of:=(4*PI()*[.E27]*[.C27]*[.B27])/0.000001" office:value-type="float" office:value="788162.764932607" calcext:value-type="float">
            <text:p>788162.76493260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table:formula="of:=[.D28]*[.B28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table:formula="of:=([.K28]*[.B28])/0.000001" office:value-type="float" office:value="405000" calcext:value-type="float">
            <text:p>405000</text:p>
          </table:table-cell>
          <table:table-cell table:formula="of:=(4*PI()*[.E28]*[.C28]*[.B28])/0.000001" office:value-type="float" office:value="633345.078963702" calcext:value-type="float">
            <text:p>633345.078963702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29]*[.B29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  <table:table-cell table:formula="of:=([.K29]*[.B29])/0.000001" office:value-type="float" office:value="470890" calcext:value-type="float">
            <text:p>470890</text:p>
          </table:table-cell>
          <table:table-cell table:formula="of:=(4*PI()*[.E29]*[.C29]*[.B29])/0.000001" office:value-type="float" office:value="730615.070704149" calcext:value-type="float">
            <text:p>730615.070704149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0]*[.B30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  <table:table-cell table:formula="of:=([.K30]*[.B30])/0.000001" office:value-type="float" office:value="490110" calcext:value-type="float">
            <text:p>490110</text:p>
          </table:table-cell>
          <table:table-cell table:formula="of:=(4*PI()*[.E30]*[.C30]*[.B30])/0.000001" office:value-type="float" office:value="664195.518821954" calcext:value-type="float">
            <text:p>664195.518821954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1]*[.B31]" office:value-type="float" office:value="0.0372" calcext:value-type="float">
            <text:p>0.0372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  <table:table-cell table:formula="of:=([.K31]*[.B31])/0.000001" office:value-type="float" office:value="826460" calcext:value-type="float">
            <text:p>826460</text:p>
          </table:table-cell>
          <table:table-cell table:formula="of:=(4*PI()*[.E31]*[.C31]*[.B31])/0.000001" office:value-type="float" office:value="1738984.63109748" calcext:value-type="float">
            <text:p>1738984.6310974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2]*[.B32]"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  <table:table-cell table:formula="of:=([.K32]*[.B32])/0.000001" office:value-type="float" office:value="435600" calcext:value-type="float">
            <text:p>435600</text:p>
          </table:table-cell>
          <table:table-cell table:formula="of:=(4*PI()*[.E32]*[.C32]*[.B32])/0.000001" office:value-type="float" office:value="697923.657550894" calcext:value-type="float">
            <text:p>697923.657550894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3]*[.B33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  <table:table-cell table:formula="of:=([.K33]*[.B33])/0.000001" office:value-type="float" office:value="544500" calcext:value-type="float">
            <text:p>544500</text:p>
          </table:table-cell>
          <table:table-cell table:formula="of:=(4*PI()*[.E33]*[.C33]*[.B33])/0.000001" office:value-type="float" office:value="812875.789382806" calcext:value-type="float">
            <text:p>812875.789382806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4]*[.B34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table:formula="of:=([.K34]*[.B34])/0.000001" office:value-type="float" office:value="1063520" calcext:value-type="float">
            <text:p>1063520</text:p>
          </table:table-cell>
          <table:table-cell table:formula="of:=(4*PI()*[.E34]*[.C34]*[.B34])/0.000001" office:value-type="float" office:value="1949486.41853273" calcext:value-type="float">
            <text:p>1949486.41853273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5]*[.B35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  <table:table-cell table:formula="of:=([.K35]*[.B35])/0.000001" office:value-type="float" office:value="1179120" calcext:value-type="float">
            <text:p>1179120</text:p>
          </table:table-cell>
          <table:table-cell table:formula="of:=(4*PI()*[.E35]*[.C35]*[.B35])/0.000001" office:value-type="float" office:value="2221136.16537746" calcext:value-type="float">
            <text:p>2221136.16537746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6]*[.B36]"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([.K36]*[.B36])/0.000001" office:value-type="float" office:value="1294720" calcext:value-type="float">
            <text:p>1294720</text:p>
          </table:table-cell>
          <table:table-cell table:formula="of:=(4*PI()*[.E36]*[.C36]*[.B36])/0.000001" office:value-type="float" office:value="2164481.94009968" calcext:value-type="float">
            <text:p>2164481.94009968</text:p>
          </table:table-cell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table:formula="of:=[.D37]*[.B37]"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([.K37]*[.B37])/0.000001" office:value-type="float" office:value="39060" calcext:value-type="float">
            <text:p>39060</text:p>
          </table:table-cell>
          <table:table-cell table:formula="of:=(4*PI()*[.E37]*[.C37]*[.B37])/0.000001" office:value-type="float" office:value="88668.3110549184" calcext:value-type="float">
            <text:p>88668.3110549184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8]*[.B38]" office:value-type="float" office:value="0.02296" calcext:value-type="float">
            <text:p>0.0229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  <table:table-cell table:formula="of:=([.K38]*[.B38])/0.000001" office:value-type="float" office:value="149240" calcext:value-type="float">
            <text:p>149240</text:p>
          </table:table-cell>
          <table:table-cell table:formula="of:=(4*PI()*[.E38]*[.C38]*[.B38])/0.000001" office:value-type="float" office:value="298102.861766635" calcext:value-type="float">
            <text:p>298102.861766635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9]*[.B39]" office:value-type="float" office:value="0.02009" calcext:value-type="float">
            <text:p>0.02009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  <table:table-cell table:formula="of:=([.K39]*[.B39])/0.000001" office:value-type="float" office:value="133455" calcext:value-type="float">
            <text:p>133455</text:p>
          </table:table-cell>
          <table:table-cell table:formula="of:=(4*PI()*[.E39]*[.C39]*[.B39])/0.000001" office:value-type="float" office:value="217366.670038172" calcext:value-type="float">
            <text:p>217366.670038172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0]*[.B40]" office:value-type="float" office:value="0.02583" calcext:value-type="float">
            <text:p>0.02583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  <table:table-cell table:formula="of:=([.K40]*[.B40])/0.000001" office:value-type="float" office:value="112504" calcext:value-type="float">
            <text:p>112504</text:p>
          </table:table-cell>
          <table:table-cell table:formula="of:=(4*PI()*[.E40]*[.C40]*[.B40])/0.000001" office:value-type="float" office:value="251524.289615599" calcext:value-type="float">
            <text:p>251524.289615599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1]*[.B41]" office:value-type="float" office:value="0.01722" calcext:value-type="float">
            <text:p>0.01722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table:formula="of:=([.K41]*[.B41])/0.000001" office:value-type="float" office:value="125706" calcext:value-type="float">
            <text:p>125706</text:p>
          </table:table-cell>
          <table:table-cell table:formula="of:=(4*PI()*[.E41]*[.C41]*[.B41])/0.000001" office:value-type="float" office:value="180103.812317342" calcext:value-type="float">
            <text:p>180103.812317342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table:formula="of:=[.D42]*[.B42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  <table:table-cell table:formula="of:=([.K42]*[.B42])/0.000001" office:value-type="float" office:value="154770" calcext:value-type="float">
            <text:p>154770</text:p>
          </table:table-cell>
          <table:table-cell table:formula="of:=(4*PI()*[.E42]*[.C42]*[.B42])/0.000001" office:value-type="float" office:value="391384.639332462" calcext:value-type="float">
            <text:p>391384.639332462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3]*[.B43]" office:value-type="float" office:value="0.00783" calcext:value-type="float">
            <text:p>0.0078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  <table:table-cell table:formula="of:=([.K43]*[.B43])/0.000001" office:value-type="float" office:value="24273" calcext:value-type="float">
            <text:p>24273</text:p>
          </table:table-cell>
          <table:table-cell table:formula="of:=(4*PI()*[.E43]*[.C43]*[.B43])/0.000001" office:value-type="float" office:value="51362.0239572457" calcext:value-type="float">
            <text:p>51362.0239572457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table:formula="of:=[.D44]*[.B44]" office:value-type="float" office:value="0.00738" calcext:value-type="float">
            <text:p>0.0073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  <table:table-cell table:formula="of:=([.K44]*[.B44])/0.000001" office:value-type="float" office:value="30504" calcext:value-type="float">
            <text:p>30504</text:p>
          </table:table-cell>
          <table:table-cell table:formula="of:=(4*PI()*[.E44]*[.C44]*[.B44])/0.000001" office:value-type="float" office:value="58555.9192755891" calcext:value-type="float">
            <text:p>58555.9192755891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table:formula="of:=[.D45]*[.B45]" office:value-type="float" office:value="0.01155" calcext:value-type="float">
            <text:p>0.0115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  <table:table-cell table:formula="of:=([.K45]*[.B45])/0.000001" office:value-type="float" office:value="35175" calcext:value-type="float">
            <text:p>35175</text:p>
          </table:table-cell>
          <table:table-cell table:formula="of:=(4*PI()*[.E45]*[.C45]*[.B45])/0.000001" office:value-type="float" office:value="76199.3298128204" calcext:value-type="float">
            <text:p>76199.3298128204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6]*[.B46]" office:value-type="float" office:value="0.0087" calcext:value-type="float">
            <text:p>0.0087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  <table:table-cell table:formula="of:=([.K46]*[.B46])/0.000001" office:value-type="float" office:value="9309" calcext:value-type="float">
            <text:p>9309</text:p>
          </table:table-cell>
          <table:table-cell table:formula="of:=(4*PI()*[.E46]*[.C46]*[.B46])/0.000001" office:value-type="float" office:value="33290.2007130296" calcext:value-type="float">
            <text:p>33290.2007130296</text:p>
          </table:table-cell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3:43:43.581186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5:30:44.615307990</meta:creation-date>
    <dc:date>2022-03-09T13:51:28.754570104</dc:date>
    <meta:editing-duration>PT8H46M12S</meta:editing-duration>
    <meta:editing-cycles>108</meta:editing-cycles>
    <meta:generator>LibreOffice/7.2.5.2.0$Linux_X86_64 LibreOffice_project/20$Build-2</meta:generator>
    <meta:document-statistic meta:table-count="5" meta:cell-count="1652" meta:object-count="0"/>
  </office:meta>
</office:document-meta>
</file>